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adornments="粗體" style:font-family-generic="swiss" style:font-pitch="fixed"/>
    <style:font-face style:name="JetBrainsMono NF" svg:font-family="'JetBrainsMono NF'" style:font-family-generic="roman" style:font-pitch="variable"/>
    <style:font-face style:name="Liberation Mono" svg:font-family="'Liberation Mono'" style:font-family-generic="modern" style:font-pitch="fixed"/>
    <style:font-face style:name="Noto Sans Devanagari" svg:font-family="'Noto Sans Devanagari'" style:font-family-generic="swiss"/>
    <style:font-face style:name="Noto Sans Mono CJK TC" svg:font-family="'Noto Sans Mono CJK TC'" style:font-family-generic="modern" style:font-pitch="fixed"/>
    <style:font-face style:name="OpenSymbol" svg:font-family="OpenSymbol" style:font-charset="x-symbol"/>
    <style:font-face style:name="SimSun" svg:font-family="SimSun" style:font-family-generic="roman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標準" style:font-family-generic="roman" style:font-pitch="variable"/>
    <style:font-face style:name="Times New Roman3" svg:font-family="'Times New Roman'" style:font-adornments="粗體" style:font-family-generic="roman" style:font-pitch="variable"/>
    <style:font-face style:name="全字庫正楷體" svg:font-family="全字庫正楷體" style:font-family-generic="system" style:font-pitch="variable"/>
    <style:font-face style:name="教育部標準楷書" svg:font-family="教育部標準楷書" style:font-adornments="標準" style:font-pitch="variable"/>
    <style:font-face style:name="教育部標準楷書1" svg:font-family="教育部標準楷書" style:font-adornments="粗體" style:font-pitch="variable"/>
    <style:font-face style:name="新細明體" svg:font-family="新細明體" style:font-family-generic="roman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>
      <style:text-properties officeooo:paragraph-rsid="0019e2cf"/>
    </style:style>
    <style:style style:name="P2" style:family="paragraph" style:parent-style-name="Index_20_Heading">
      <style:text-properties officeooo:paragraph-rsid="001d40fa"/>
    </style:style>
    <style:style style:name="P3" style:family="paragraph" style:parent-style-name="Standard">
      <style:text-properties officeooo:paragraph-rsid="001d40fa"/>
    </style:style>
    <style:style style:name="P4" style:family="paragraph" style:parent-style-name="Standard">
      <style:text-properties officeooo:paragraph-rsid="001bc15c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paragraph-rsid="001bc15c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code" style:master-page-name="">
      <style:paragraph-properties fo:text-align="start" style:justify-single-word="false" fo:orphans="0" fo:widows="0" style:page-number="auto" fo:padding="0cm" fo:border="none" style:shadow="none" style:writing-mode="lr-tb">
        <style:tab-stops/>
      </style:paragraph-properties>
      <style:text-properties officeooo:paragraph-rsid="001d6dda"/>
    </style:style>
    <style:style style:name="P8" style:family="paragraph" style:parent-style-name="Standard" style:list-style-name="List_20_1"/>
    <style:style style:name="P9" style:family="paragraph" style:parent-style-name="Standard" style:list-style-name="List_20_1">
      <style:text-properties officeooo:paragraph-rsid="0019e2cf"/>
    </style:style>
    <style:style style:name="P10" style:family="paragraph" style:parent-style-name="Standard" style:list-style-name="Numbering_20_123">
      <style:text-properties officeooo:paragraph-rsid="001bc15c"/>
    </style:style>
    <style:style style:name="P11" style:family="paragraph" style:parent-style-name="Standard" style:list-style-name="Numbering_20_123">
      <style:text-properties officeooo:paragraph-rsid="001d40fa"/>
    </style:style>
    <style:style style:name="P12" style:family="paragraph" style:parent-style-name="Standard" style:list-style-name="Numbering_20_123">
      <style:text-properties officeooo:paragraph-rsid="001d6dda"/>
    </style:style>
    <style:style style:name="P13" style:family="paragraph" style:parent-style-name="Standard" style:list-style-name="Numbering_20_123" style:master-page-name="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-0.199cm" style:auto-text-indent="false" style:page-number="auto" fo:background-color="transparent" style:writing-mode="lr-tb"/>
    </style:style>
    <style:style style:name="P14" style:family="paragraph" style:parent-style-name="Standard" style:list-style-name="Numbering_20_123">
      <style:text-properties officeooo:rsid="001bc15c" officeooo:paragraph-rsid="001bc15c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text-properties officeooo:paragraph-rsid="001d6dda"/>
    </style:style>
    <style:style style:name="P17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T1" style:family="text">
      <style:text-properties officeooo:rsid="0019e2cf"/>
    </style:style>
    <style:style style:name="T2" style:family="text">
      <style:text-properties fo:color="#008000" loext:opacity="100%" fo:font-weight="bold"/>
    </style:style>
    <style:style style:name="T3" style:family="text">
      <style:text-properties fo:color="#008000" loext:opacity="100%" fo:language="zxx" fo:country="none" fo:font-style="normal" style:text-underline-style="none" fo:font-weight="bold" fo:background-color="transparent" loext:char-shading-value="0" style:font-name-asian="教育部標準楷書"/>
    </style:style>
    <style:style style:name="T4" style:family="text">
      <style:text-properties fo:color="#008000" loext:opacity="100%" fo:language="zxx" fo:country="none" fo:font-style="normal" style:text-underline-style="none" fo:font-weight="bold" fo:background-color="transparent" loext:char-shading-value="0" style:font-name-asian="教育部標準楷書"/>
    </style:style>
    <style:style style:name="T5" style:family="text">
      <style:text-properties fo:color="#008000" loext:opacity="100%" fo:language="zxx" fo:country="none" fo:font-style="normal" style:text-underline-style="none" fo:font-weight="normal" fo:background-color="transparent" loext:char-shading-value="0" style:font-name-asian="教育部標準楷書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fo:language="zxx" fo:country="none" fo:font-style="normal" style:text-underline-style="none" fo:font-weight="normal" fo:background-color="transparent" loext:char-shading-value="0" style:font-name-asian="教育部標準楷書"/>
    </style:style>
    <style:style style:name="T8" style:family="text">
      <style:text-properties fo:color="#000000" loext:opacity="100%" fo:language="zxx" fo:country="none" fo:font-style="normal" style:text-underline-style="none" fo:font-weight="normal" fo:background-color="transparent" loext:char-shading-value="0" style:font-name-asian="教育部標準楷書"/>
    </style:style>
    <style:style style:name="T9" style:family="text">
      <style:text-properties fo:color="#0000ff" loext:opacity="100%" fo:font-weight="bold"/>
    </style:style>
    <style:style style:name="T10" style:family="text">
      <style:text-properties fo:color="#0000ff" loext:opacity="100%" fo:language="zxx" fo:country="none" fo:font-style="normal" style:text-underline-style="none" fo:font-weight="normal" fo:background-color="transparent" loext:char-shading-value="0" style:font-name-asian="教育部標準楷書"/>
    </style:style>
    <style:style style:name="T11" style:family="text">
      <style:text-properties fo:color="#0000ff" loext:opacity="100%" fo:language="zxx" fo:country="none" fo:font-style="normal" style:text-underline-style="none" fo:font-weight="bold" fo:background-color="transparent" loext:char-shading-value="0" style:font-name-asian="教育部標準楷書"/>
    </style:style>
    <style:style style:name="T12" style:family="text">
      <style:text-properties fo:color="#666666" loext:opacity="100%"/>
    </style:style>
    <style:style style:name="T13" style:family="text">
      <style:text-properties fo:color="#666666" loext:opacity="100%" fo:language="zxx" fo:country="none" fo:font-style="normal" style:text-underline-style="none" fo:font-weight="normal" fo:background-color="transparent" loext:char-shading-value="0" style:font-name-asian="教育部標準楷書"/>
    </style:style>
    <style:style style:name="T14" style:family="text">
      <style:text-properties fo:color="#666666" loext:opacity="100%" fo:language="zxx" fo:country="none" fo:font-style="normal" style:text-underline-style="none" fo:font-weight="normal" fo:background-color="transparent" loext:char-shading-value="0" style:font-name-asian="教育部標準楷書"/>
    </style:style>
    <style:style style:name="T15" style:family="text">
      <style:text-properties fo:color="#bbbbbb" loext:opacity="100%" fo:language="zxx" fo:country="none" fo:font-style="normal" style:text-underline-style="none" fo:font-weight="normal" fo:background-color="transparent" loext:char-shading-value="0" style:font-name-asian="教育部標準楷書"/>
    </style:style>
    <style:style style:name="T16" style:family="text">
      <style:text-properties officeooo:rsid="001bc15c"/>
    </style:style>
    <style:style style:name="T17" style:family="text">
      <style:text-properties officeooo:rsid="001d40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百川學士學位學程大一下專題探索</text:p>
      <text:p text:style-name="P18">利用Detr建立辨識3D物體模型</text:p>
      <text:p text:style-name="P15">孫奇霆</text:p>
      <text:p text:style-name="Index_20_Heading">摘要</text:p>
      <text:p text:style-name="P3">本專題將實作一個DETR 3D物體辨識模型，並利用<text:span text:style-name="T17">coco數據集進行測試。修改超參數後比較DETR在不同圖片解析度下的準確度。並將結果與模型可視化，探討DETR是如何得到這些結果。</text:span></text:p>
      <text:p text:style-name="P2">動機</text:p>
      <text:p text:style-name="P3">先前的物體檢測模型，以RCNN為主，缺點是並行性較差。而Facebook AI於2020年提出的DETR（Detection Transformer）則是一種基於Transformer架構的物體檢測模型，它利用了Transformer的自注意力機制來捕捉圖像中不同位置間的相互關係。不需要調整許多的超參數即可得到相當或超越RCNN的結果，本專題將探討剩下的超參數對結果的影響，來確定DETR的穩定性與適應性。</text:p>
      <text:p text:style-name="Index_20_Heading">文獻探討</text:p>
      <text:p text:style-name="Standard">最簡單的物體檢測流程是：(1)輸入圖像，用一個滑動的窗口擷取一小塊圖片；(2)將各區域傳遞給卷積神網絡<text:span text:style-name="Footnote_20_anchor"><text:span text:style-name="T17">[4]</text:span></text:span>(CNN)，並將區域分類；(3)一旦將每個區域劃分為相對應的類別後，就可以組合這些區域，來檢測原始圖像。<text:span text:style-name="T1">(4)重複1~3直到每個位置、每種大小的窗口都嘗試完畢。</text:span></text:p>
      <text:p text:style-name="P1">這種方法的優點是直接使用分類模型就可以做到物件辨識；但這種方法的缺點是：他花費了大多數的時間在不必要的圖片上，因此如何將圖片有效率切分就是一項挑戰。其次，一個物體可能會被不同的窗口多次檢測到，如何融合這些數據又是一項挑戰。</text:p>
      <text:p text:style-name="P1">為了解決窗口切分的效率問題，R-CNN<text:span text:style-name="Footnote_20_anchor"><text:span text:style-name="T17">[3]</text:span></text:span><text:span text:style-name="T1">(RNN+CNN)</text:span>引入了區域提議<text:span text:style-name="T1">(</text:span>Region Proposals<text:span text:style-name="T1">)，先找出有可能的位置</text:span>，然後對候選區域進行分類。後來Fast-RCNN<text:span text:style-name="Footnote_20_anchor"><text:span text:style-name="T17">[2]</text:span></text:span>與Fa<text:span text:style-name="T1">ster RCNN</text:span>也是類似的作法，只是速度上加速非常多。但無論是哪一種方法，都沒有解決時間浪費在不必要的圖片的問題，且RCNN的並行性極差，導致訓練和推論效率低下。</text:p>
      <text:p text:style-name="Standard">隨著<text:span text:style-name="T1">T</text:span>ransformer<text:span text:style-name="Footnote_20_anchor"><text:span text:style-name="T17">[1]</text:span></text:span>的出現，由於良好的並行性，很大程度上取代了RNN這種遞迴機制，針對物體檢測的DETR<text:span text:style-name="Footnote_20_anchor"><text:span text:style-name="T17">[6]</text:span></text:span>(Detection Transformer)也應運而生。</text:p>
      <text:p text:style-name="P1">DETR融合了<text:span text:style-name="T1">CNN與Transformer的優勢，前者善於從像素點中分離出不同的局部特徵，而後者善於從大量的局部訊息中找到全局特徵。DETR不需要區域提議，物體也不會同時被不同的窗口多次檢測到，一次解決傳統RCNN的兩大痛點。</text:span></text:p>
      <text:p text:style-name="P16">以下是DETR<text:span text:style-name="Footnote_20_anchor"><text:span text:style-name="T17">[6]</text:span></text:span>模型的一些主要特點和組件：</text:p>
      <text:list xml:id="list1568649178" text:style-name="Numbering_20_123">
        <text:list-item>
          <text:p text:style-name="P12"><text:soft-page-break/>End-to-End：DETR是一個端到端訓練的模型，它不依賴於傳統的區域提議網絡（RPN），因此和非極大值抑制（NMS）等手段，，從而簡化了物體檢測流程。</text:p>
        </text:list-item>
        <text:list-item>
          <text:p text:style-name="P12">Transformer架構：該架構最初被設計用於自然語言處理（NLP）任務，但其注意力機制在圖片辨識上同樣取得巨大成功。Transformer幫助模型理解圖像中的上下文信息，並處理物體之間的關係。</text:p>
        </text:list-item>
        <text:list-item>
          <text:p text:style-name="P12">Bipartite Matching Loss：DETR引入了一種名為雙邊匹配損失（Bipartite Matching Loss）的新型損失函數，用於在訓練過程中匹配預測邊界框和真實邊界框。這種方法解決了物體檢測中的賦值問題。</text:p>
        </text:list-item>
        <text:list-item>
          <text:p text:style-name="P12">物體和背景的區分：由於<text:span text:style-name="T17">decoder一次的輸出為固定長度，因此</text:span>DETR使用一種稱為「無物體類別」（"no object" class）來區分圖像中的物體和背景，這有助於模型更準確地進行物體檢測。</text:p>
        </text:list-item>
        <text:list-item>
          <text:p text:style-name="P12">全局理解：通過自注意力機制，DETR能夠一次全局地理解圖像，不像CNN需要一層一層傳遞，這使得模型較CNN能夠處理一些複雜的場景，尤其在圖片像素量很多時尤為明顯。</text:p>
        </text:list-item>
      </text:list>
      <text:p text:style-name="Standard">DETR提供了一種簡單且統一的檢測架構。由於其較不需要依賴人類經驗且擁有優異的並行性能，DETR已成為計算機視覺領域的重要研究對象。</text:p>
      <text:p text:style-name="Index_20_Heading">目標</text:p>
      <text:list text:style-name="List_20_1">
        <text:list-item>
          <text:p text:style-name="P9">利用<text:span text:style-name="T1">PyTorch</text:span>實作DETR基本架構</text:p>
        </text:list-item>
        <text:list-item>
          <text:p text:style-name="P9">微調超參數及改變架構</text:p>
        </text:list-item>
        <text:list-item>
          <text:p text:style-name="P8">將<text:span text:style-name="T1">backbone結果及transformer注意力機制可視化</text:span></text:p>
        </text:list-item>
      </text:list>
      <text:p text:style-name="Index_20_Heading"><text:bookmark-start text:name="__DdeLink__126_1890485265"/>研究工具</text:p>
      <text:p text:style-name="Standard">本專題會運用COCO數據集<text:span text:style-name="Footnote_20_anchor"><text:span text:style-name="T17">[5]</text:span></text:span>，做為模型建立的測資。COCO數據集是一個大型開源圖片數據集，可以用來作物件辨識圖像數據集。</text:p>
      <text:p text:style-name="Standard">COCO數據集可以用於CV 領域的各類研究，如：Detection, Segmentation, Keypoints……，有33萬張以上的影像（其中超過20萬張影像已標記），還包含150萬個物件、並分成80個類別（for object detection）以及91類的stuff（for semantic scene labeling），也正因為它的強大，所以現在CV領域的主流研究幾乎都會採用這份資料集來測試及驗證他們的方法。</text:p>
      <text:p text:style-name="Standard">COCO數據集的官網同時也提供一組API(一般都稱之為COCO API)來協助加載，解析和可視化COCO中的標註(annotations)。API支持對象實例(object instance)，對象關鍵點(object keypoints)和圖像標題(image caption)標註(annotation)資訊的提取。<text:bookmark-end text:name="__DdeLink__126_1890485265"/></text:p>
      <text:p text:style-name="Index_20_Heading">研究方法</text:p>
      <text:p text:style-name="Standard">本專題的運作流程與方法如下：</text:p>
      <text:list text:continue-list="list1568649178" text:style-name="Numbering_20_123">
        <text:list-item text:start-value="1">
          <text:p text:style-name="P13"><text:soft-page-break/>實現DETR模型</text:p>
        </text:list-item>
      </text:list>
      <text:p text:style-name="P7"><text:span text:style-name="T3">class</text:span><text:span text:style-name="T7"> </text:span><text:span text:style-name="T11">DETR</text:span><text:span text:style-name="T7">(nn</text:span><text:span text:style-name="T13">.</text:span><text:span text:style-name="T7">Module):</text:span><text:span text:style-name="T15"><text:line-break/></text:span><text:span text:style-name="T7"> <text:s text:c="3"/></text:span><text:span text:style-name="T3">def</text:span><text:span text:style-name="T7"> </text:span><text:span text:style-name="T10">__init__</text:span><text:span text:style-name="T7">(</text:span><text:span text:style-name="T5">self</text:span><text:span text:style-name="T7">, num_classes, hidden_dim, nheads,</text:span><text:span text:style-name="T15"><text:line-break/></text:span><text:span text:style-name="T7"> <text:s text:c="16"/>num_encoder_layers, num_decoder_layers):</text:span><text:span text:style-name="T15"><text:line-break/></text:span><text:span text:style-name="T7"> <text:s text:c="7"/></text:span><text:span text:style-name="T5">super</text:span><text:span text:style-name="T7">()</text:span><text:span text:style-name="T13">.</text:span><text:span text:style-name="T10">__init__</text:span><text:span text:style-name="T7">()</text:span><text:span text:style-name="T15"><text:line-break/></text:span><text:span text:style-name="T7"> <text:s text:c="7"/></text:span><text:span text:style-name="T5">self</text:span><text:span text:style-name="T13">.</text:span><text:span text:style-name="T7">backbone </text:span><text:span text:style-name="T13">=</text:span><text:span text:style-name="T7"> nn</text:span><text:span text:style-name="T13">.</text:span><text:span text:style-name="T7">Sequential(</text:span><text:span text:style-name="T13">*</text:span><text:span text:style-name="T5">list</text:span><text:span text:style-name="T7">(resnet50(weights</text:span><text:span text:style-name="T13">=</text:span><text:span text:style-name="T7">ResNet50_Weights</text:span><text:span text:style-name="T13">.</text:span><text:span text:style-name="T7">DEFAULT)</text:span><text:span text:style-name="T13">.</text:span><text:span text:style-name="T7">children())[:</text:span><text:span text:style-name="T13">-2</text:span><text:span text:style-name="T7">])</text:span><text:span text:style-name="T15"><text:line-break/></text:span><text:span text:style-name="T7"> <text:s text:c="7"/></text:span><text:span text:style-name="T5">self</text:span><text:span text:style-name="T13">.</text:span><text:span text:style-name="T7">conv </text:span><text:span text:style-name="T13">=</text:span><text:span text:style-name="T7"> nn</text:span><text:span text:style-name="T13">.</text:span><text:span text:style-name="T7">Conv2d(</text:span><text:span text:style-name="T13">2048</text:span><text:span text:style-name="T7">, hidden_dim, </text:span><text:span text:style-name="T13">1</text:span><text:span text:style-name="T7">)</text:span><text:span text:style-name="T15"><text:line-break/></text:span><text:span text:style-name="T7"> <text:s text:c="7"/></text:span><text:span text:style-name="T5">self</text:span><text:span text:style-name="T13">.</text:span><text:span text:style-name="T7">transformer </text:span><text:span text:style-name="T13">=</text:span><text:span text:style-name="T7"> nn</text:span><text:span text:style-name="T13">.</text:span><text:span text:style-name="T7">Transformer(hidden_dim, nheads,</text:span><text:span text:style-name="T15"><text:line-break/></text:span><text:span text:style-name="T7"> <text:s text:c="41"/>num_encoder_layers, num_decoder_layers)</text:span><text:span text:style-name="T15"><text:line-break/></text:span><text:span text:style-name="T7"> <text:s text:c="7"/></text:span><text:span text:style-name="T5">self</text:span><text:span text:style-name="T13">.</text:span><text:span text:style-name="T7">linear_class </text:span><text:span text:style-name="T13">=</text:span><text:span text:style-name="T7"> nn</text:span><text:span text:style-name="T13">.</text:span><text:span text:style-name="T7">Linear(hidden_dim, num_classes </text:span><text:span text:style-name="T13">+</text:span><text:span text:style-name="T7"> </text:span><text:span text:style-name="T13">1</text:span><text:span text:style-name="T7">)</text:span><text:span text:style-name="T15"><text:line-break/></text:span><text:span text:style-name="T7"> <text:s text:c="7"/></text:span><text:span text:style-name="T5">self</text:span><text:span text:style-name="T13">.</text:span><text:span text:style-name="T7">linear_bbox </text:span><text:span text:style-name="T13">=</text:span><text:span text:style-name="T7"> nn</text:span><text:span text:style-name="T13">.</text:span><text:span text:style-name="T7">Linear(hidden_dim, </text:span><text:span text:style-name="T13">4</text:span><text:span text:style-name="T7">)</text:span><text:span text:style-name="T15"><text:line-break/></text:span><text:span text:style-name="T7"> <text:s text:c="7"/></text:span><text:span text:style-name="T5">self</text:span><text:span text:style-name="T13">.</text:span><text:span text:style-name="T7">query_pos </text:span><text:span text:style-name="T13">=</text:span><text:span text:style-name="T7"> nn</text:span><text:span text:style-name="T13">.</text:span><text:span text:style-name="T7">Parameter(torch</text:span><text:span text:style-name="T13">.</text:span><text:span text:style-name="T7">rand(</text:span><text:span text:style-name="T13">100</text:span><text:span text:style-name="T7">, hidden_dim))</text:span><text:span text:style-name="T15"><text:line-break/></text:span><text:span text:style-name="T7"> <text:s text:c="7"/></text:span><text:span text:style-name="T5">self</text:span><text:span text:style-name="T13">.</text:span><text:span text:style-name="T7">row_embed </text:span><text:span text:style-name="T13">=</text:span><text:span text:style-name="T7"> nn</text:span><text:span text:style-name="T13">.</text:span><text:span text:style-name="T7">Parameter(torch</text:span><text:span text:style-name="T13">.</text:span><text:span text:style-name="T7">rand(</text:span><text:span text:style-name="T13">50</text:span><text:span text:style-name="T7">, hidden_dim </text:span><text:span text:style-name="T13">//</text:span><text:span text:style-name="T7"> </text:span><text:span text:style-name="T13">2</text:span><text:span text:style-name="T7">))</text:span><text:span text:style-name="T15"><text:line-break/></text:span><text:span text:style-name="T7"> <text:s text:c="7"/></text:span><text:span text:style-name="T5">self</text:span><text:span text:style-name="T13">.</text:span><text:span text:style-name="T7">col_embed </text:span><text:span text:style-name="T13">=</text:span><text:span text:style-name="T7"> nn</text:span><text:span text:style-name="T13">.</text:span><text:span text:style-name="T7">Parameter(torch</text:span><text:span text:style-name="T13">.</text:span><text:span text:style-name="T7">rand(</text:span><text:span text:style-name="T13">50</text:span><text:span text:style-name="T7">, hidden_dim </text:span><text:span text:style-name="T13">//</text:span><text:span text:style-name="T7"> </text:span><text:span text:style-name="T13">2</text:span><text:span text:style-name="T7">))</text:span><text:span text:style-name="T15"><text:line-break/><text:line-break/></text:span><text:span text:style-name="T7"> <text:s text:c="3"/></text:span><text:span text:style-name="T3">def</text:span><text:span text:style-name="T7"> </text:span><text:span text:style-name="T10">forward</text:span><text:span text:style-name="T7">(</text:span><text:span text:style-name="T5">self</text:span><text:span text:style-name="T7">, inputs):</text:span><text:span text:style-name="T15"><text:line-break/></text:span><text:span text:style-name="T7"> <text:s text:c="7"/>x </text:span><text:span text:style-name="T13">=</text:span><text:span text:style-name="T7"> </text:span><text:span text:style-name="T5">self</text:span><text:span text:style-name="T13">.</text:span><text:span text:style-name="T7">backbone(inputs)</text:span><text:span text:style-name="T15"><text:line-break/></text:span><text:span text:style-name="T7"> <text:s text:c="7"/>h </text:span><text:span text:style-name="T13">=</text:span><text:span text:style-name="T7"> </text:span><text:span text:style-name="T5">self</text:span><text:span text:style-name="T13">.</text:span><text:span text:style-name="T7">conv(x)</text:span><text:span text:style-name="T15"><text:line-break/></text:span><text:span text:style-name="T7"> <text:s text:c="7"/>H, W </text:span><text:span text:style-name="T13">=</text:span><text:span text:style-name="T7"> h</text:span><text:span text:style-name="T13">.</text:span><text:span text:style-name="T7">shape[</text:span><text:span text:style-name="T13">-2</text:span><text:span text:style-name="T7">:]</text:span><text:span text:style-name="T15"><text:line-break/></text:span><text:span text:style-name="T7"> <text:s text:c="7"/>pos </text:span><text:span text:style-name="T13">=</text:span><text:span text:style-name="T7"> torch</text:span><text:span text:style-name="T13">.</text:span><text:span text:style-name="T7">cat([</text:span><text:span text:style-name="T15"><text:line-break/></text:span><text:span text:style-name="T7"> <text:s text:c="11"/></text:span><text:span text:style-name="T5">self</text:span><text:span text:style-name="T13">.</text:span><text:span text:style-name="T7">col_embed[:W]</text:span><text:span text:style-name="T13">.</text:span><text:span text:style-name="T7">unsqueeze(</text:span><text:span text:style-name="T13">0</text:span><text:span text:style-name="T7">)</text:span><text:span text:style-name="T13">.</text:span><text:span text:style-name="T7">repeat(H, </text:span><text:span text:style-name="T13">1</text:span><text:span text:style-name="T7">, </text:span><text:span text:style-name="T13">1</text:span><text:span text:style-name="T7">),</text:span><text:span text:style-name="T15"><text:line-break/></text:span><text:span text:style-name="T7"> <text:s text:c="11"/></text:span><text:span text:style-name="T5">self</text:span><text:span text:style-name="T13">.</text:span><text:span text:style-name="T7">row_embed[:H]</text:span><text:span text:style-name="T13">.</text:span><text:span text:style-name="T7">unsqueeze(</text:span><text:span text:style-name="T13">1</text:span><text:span text:style-name="T7">)</text:span><text:span text:style-name="T13">.</text:span><text:span text:style-name="T7">repeat(</text:span><text:span text:style-name="T13">1</text:span><text:span text:style-name="T7">, W, </text:span><text:span text:style-name="T13">1</text:span><text:span text:style-name="T7">),</text:span><text:span text:style-name="T15"><text:line-break/></text:span><text:span text:style-name="T7"> <text:s text:c="7"/>], dim</text:span><text:span text:style-name="T13">=-1</text:span><text:span text:style-name="T7">)</text:span><text:span text:style-name="T13">.</text:span><text:span text:style-name="T7">flatten(</text:span><text:span text:style-name="T13">0</text:span><text:span text:style-name="T7">, </text:span><text:span text:style-name="T13">1</text:span><text:span text:style-name="T7">)</text:span><text:span text:style-name="T13">.</text:span><text:span text:style-name="T7">unsqueeze(</text:span><text:span text:style-name="T13">1</text:span><text:span text:style-name="T7">)</text:span><text:span text:style-name="T15"><text:line-break/></text:span><text:span text:style-name="T7"> <text:s text:c="7"/>h </text:span><text:span text:style-name="T13">=</text:span><text:span text:style-name="T7"> </text:span><text:span text:style-name="T5">self</text:span><text:span text:style-name="T13">.</text:span><text:span text:style-name="T7">transformer(pos </text:span><text:span text:style-name="T13">+</text:span><text:span text:style-name="T7"> h</text:span><text:span text:style-name="T13">.</text:span><text:span text:style-name="T7">flatten(</text:span><text:span text:style-name="T13">2</text:span><text:span text:style-name="T7">)</text:span><text:span text:style-name="T13">.</text:span><text:span text:style-name="T7">permute(</text:span><text:span text:style-name="T13">2</text:span><text:span text:style-name="T7">, </text:span><text:span text:style-name="T13">0</text:span><text:span text:style-name="T7">, </text:span><text:span text:style-name="T13">1</text:span><text:span text:style-name="T7">),</text:span><text:span text:style-name="T15"><text:line-break/></text:span><text:span text:style-name="T7"> <text:s text:c="28"/></text:span><text:span text:style-name="T5">self</text:span><text:span text:style-name="T13">.</text:span><text:span text:style-name="T7">query_pos</text:span><text:span text:style-name="T13">.</text:span><text:span text:style-name="T7">unsqueeze(</text:span><text:span text:style-name="T13">1</text:span><text:span text:style-name="T7">))</text:span><text:span text:style-name="T15"><text:line-break/></text:span><text:span text:style-name="T7"> <text:s text:c="7"/></text:span><text:span text:style-name="T3">return</text:span><text:span text:style-name="T7"> </text:span><text:span text:style-name="T5">self</text:span><text:span text:style-name="T13">.</text:span><text:span text:style-name="T7">linear_class(h), </text:span><text:span text:style-name="T5">self</text:span><text:span text:style-name="T13">.</text:span><text:span text:style-name="T7">linear_bbox(h)</text:span><text:span text:style-name="T13">.</text:span><text:span text:style-name="T7">sigmoid()</text:span></text:p>
      <text:p text:style-name="Index_20_Heading">待實現的功能</text:p>
      <text:list text:continue-numbering="true" text:style-name="Numbering_20_123">
        <text:list-item text:start-value="1">
          <text:p text:style-name="P10">實現<text:span text:style-name="T16">loss function：</text:span></text:p>
        </text:list-item>
      </text:list>
      <text:p text:style-name="P4">首先需要對輸出與<text:span text:style-name="T17">Ground Truth建立一一對應，採用匈牙利演算法計算最小loss，再用該loss值進行反向傳播，達到訓練的效果。</text:span></text:p>
      <text:list text:continue-numbering="true" text:style-name="Numbering_20_123">
        <text:list-item>
          <text:p text:style-name="P14">使用cocoapi讀取資料集</text:p>
        </text:list-item>
        <text:list-item>
          <text:p text:style-name="P11">改變超參數</text:p>
          <text:list>
            <text:list-item>
              <text:p text:style-name="P11">改變backbone為resnet50、resnet18...</text:p>
            </text:list-item>
            <text:list-item>
              <text:p text:style-name="P11">改變原始論文中hidden_dim nheads num_encoder_layers num_decoder_layers以及embed方式</text:p>
            </text:list-item>
            <text:list-item>
              <text:p text:style-name="P11">改變loss function</text:p>
            </text:list-item>
          </text:list>
        </text:list-item>
        <text:list-item>
          <text:p text:style-name="P11">將結果可視化</text:p>
          <text:list>
            <text:list-item>
              <text:p text:style-name="P11"><text:soft-page-break/>將<text:span text:style-name="T17">resnet的提取出的局部特徵可視化</text:span></text:p>
            </text:list-item>
            <text:list-item>
              <text:p text:style-name="P11">將<text:span text:style-name="T17">transformer自注意力關注的位置用熱點圖呈現</text:span></text:p>
            </text:list-item>
            <text:list-item>
              <text:p text:style-name="P11">將改變超參數後的結果用折線圖呈現</text:p>
            </text:list-item>
          </text:list>
        </text:list-item>
      </text:list>
      <text:p text:style-name="Index_20_Heading">遇到的困難</text:p>
      <text:p text:style-name="P3">這是我第一次<text:span text:style-name="T17">建立模型，在PyTorch上有非常多常規的操作需要學習，例如Tensor、optimizer、loss function等等，另外</text:span><text:span text:style-name="T16">cocoapi</text:span><text:span text:style-name="T17">也是由於第一次使用而進度較緩慢。這些困難一一克服後，就只剩下如何使用PIL將結果呈現出來。</text:span></text:p>
      <text:p text:style-name="P3">網路上只有使用DETR進行推論的參考範例，為了訓練我必須自己實作<text:span text:style-name="T17">loss function與</text:span>反向傳播的部分。</text:p>
      <text:p text:style-name="P2">參考文獻</text:p>
      <text:p text:style-name="P5"><text:span text:style-name="T16">1. </text:span>VASWANI, Ashish, et al. Attention is all you need. Advances in neural information processing systems, 2017, 30. </text:p>
      <text:p text:style-name="P5"><text:span text:style-name="T16">2. </text:span>GIRSHICK, Ross. Fast r-cnn. In: Proceedings of the IEEE international conference on computer vision. 2015. p. 1440-1448.</text:p>
      <text:p text:style-name="P5"><text:span text:style-name="T16">3. </text:span>GIRSHICK, Ross, et al. Rich feature hierarchies for accurate object detection and semantic segmentation. In: Proceedings of the IEEE conference on computer vision and pattern recognition. 2014. p. 580-587.</text:p>
      <text:p text:style-name="P5"><text:span text:style-name="T16">4. </text:span>LECUN, Yann, et al. Gradient-based learning applied to document recognition. Proceedings of the IEEE, 1998, 86.11: 2278-2324.</text:p>
      <text:p text:style-name="Standard"><text:span text:style-name="T16">5. </text:span>COCO Dataset. [online]. 2017. COCO Consortium. Available from: <text:a xlink:type="simple" xlink:href="http://cocodataset.org/" office:target-frame-name="_blank" xlink:show="new" text:style-name="Internet_20_link" text:visited-style-name="Visited_20_Internet_20_Link">http://cocodataset.org</text:a> [Accessed 12 April 2024].</text:p>
      <text:p text:style-name="P6"><text:span text:style-name="T16">6. </text:span>CARION, Nicolas, et al. End-to-end object detection with transformers. In: European conference on computer vision. Cham: Springer International Publishing, 2020. p. 213-229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adornments="粗體" style:font-family-generic="swiss" style:font-pitch="fixed"/>
    <style:font-face style:name="JetBrainsMono NF" svg:font-family="'JetBrainsMono NF'" style:font-family-generic="roman" style:font-pitch="variable"/>
    <style:font-face style:name="Liberation Mono" svg:font-family="'Liberation Mono'" style:font-family-generic="modern" style:font-pitch="fixed"/>
    <style:font-face style:name="Noto Sans Devanagari" svg:font-family="'Noto Sans Devanagari'" style:font-family-generic="swiss"/>
    <style:font-face style:name="Noto Sans Mono CJK TC" svg:font-family="'Noto Sans Mono CJK TC'" style:font-family-generic="modern" style:font-pitch="fixed"/>
    <style:font-face style:name="OpenSymbol" svg:font-family="OpenSymbol" style:font-charset="x-symbol"/>
    <style:font-face style:name="SimSun" svg:font-family="SimSun" style:font-family-generic="roman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標準" style:font-family-generic="roman" style:font-pitch="variable"/>
    <style:font-face style:name="Times New Roman3" svg:font-family="'Times New Roman'" style:font-adornments="粗體" style:font-family-generic="roman" style:font-pitch="variable"/>
    <style:font-face style:name="全字庫正楷體" svg:font-family="全字庫正楷體" style:font-family-generic="system" style:font-pitch="variable"/>
    <style:font-face style:name="教育部標準楷書" svg:font-family="教育部標準楷書" style:font-adornments="標準" style:font-pitch="variable"/>
    <style:font-face style:name="教育部標準楷書1" svg:font-family="教育部標準楷書" style:font-adornments="粗體" style:font-pitch="variable"/>
    <style:font-face style:name="新細明體" svg:font-family="新細明體" style:font-family-generic="roman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新細明體1" style:font-size-asian="12pt" style:language-asian="zh" style:country-asian="TW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Calibri" fo:font-size="12pt" fo:language="en" fo:country="US" style:letter-kerning="true" style:font-name-asian="新細明體1" style:font-size-asian="12pt" style:language-asian="zh" style:country-asian="TW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2" fo:font-family="'Times New Roman'" style:font-style-name="標準" style:font-family-generic="roman" style:font-pitch="variable" style:font-name-asian="教育部標準楷書" style:font-family-asian="教育部標準楷書" style:font-style-name-asian="標準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</style:style>
    <style:style style:name="Text_20_body" style:display-name="Text body" style:family="paragraph" style:parent-style-name="Standard" loext:linked-style-name="本文_20_字元" style:class="text">
      <style:paragraph-properties fo:margin-left="1.035cm"/>
      <style:text-properties style:letter-kerning="fals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loext:linked-style-name="標題_20_1_20_字元" style:default-outline-level="1" style:list-style-name="" style:class="text">
      <style:paragraph-properties fo:margin-top="0.494cm" fo:margin-bottom="0.494cm" style:contextual-spacing="false" fo:orphans="2" fo:widows="2"/>
      <style:text-properties style:letter-kerning="true"/>
    </style:style>
    <style:style style:name="Heading_20_2" style:display-name="Heading 2" style:family="paragraph" style:parent-style-name="Standard" style:next-style-name="Standard" loext:linked-style-name="標題_20_2_20_字元" style:default-outline-level="2" style:list-style-name="" style:class="text">
      <style:paragraph-properties fo:line-height="300%" fo:keep-with-next="always"/>
      <style:text-properties style:font-name="Times New Roman3" fo:font-family="'Times New Roman'" style:font-style-name="粗體" style:font-family-generic="roman" style:font-pitch="variable" fo:font-size="24pt" fo:font-weight="bold" style:font-name-asian="教育部標準楷書1" style:font-family-asian="教育部標準楷書" style:font-style-name-asian="粗體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" style:family="paragraph">
      <style:paragraph-properties fo:margin-top="0cm" fo:margin-bottom="0cm" style:contextual-spacing="false" fo:text-align="start" style:justify-single-word="false" fo:orphans="0" fo:widows="0" style:writing-mode="lr-tb"/>
      <style:text-properties fo:color="#000000" loext:opacity="100%" style:font-name="新細明體" fo:font-family="新細明體" style:font-family-generic="roman" style:font-pitch="variable" style:letter-kerning="false" style:font-name-asian="新細明體1" style:font-family-asian="新細明體" style:font-family-generic-asian="system" style:font-pitch-asian="variable" style:font-name-complex="新細明體1" style:font-family-complex="新細明體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頁首_20_字元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loext:linked-style-name="頁尾_20_字元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irst_20_line_20_indent_20__28_WW_29_" style:display-name="First line indent (WW)" style:family="paragraph" style:parent-style-name="Standard">
      <style:paragraph-properties fo:line-height="150%" fo:hyphenation-ladder-count="no-limit" fo:text-indent="0.845cm" style:auto-text-indent="false" style:vertical-align="baseline"/>
      <style:text-properties style:font-name="Times New Roman" fo:font-family="'Times New Roman'" style:font-family-generic="roman" style:font-pitch="variable" style:letter-kerning="false" style:font-name-asian="全字庫正楷體" style:font-family-asian="全字庫正楷體" style:font-family-generic-asian="system" style:font-pitch-asian="variable" style:font-name-complex="Times New Roman1" style:font-family-complex="'Times New Roman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de" style:family="paragraph" style:parent-style-name="Standard" style:auto-update="true" style:master-page-name="">
      <loext:graphic-properties draw:fill="solid" draw:fill-color="#f8f8f8" draw:opacity="100%"/>
      <style:paragraph-properties style:page-number="auto" fo:background-color="#f8f8f8" fo:padding="0cm" fo:border="none" style:shadow="none">
        <style:tab-stops/>
      </style:paragraph-properties>
      <style:text-properties style:font-name="Consolas" fo:font-family="Consolas" style:font-style-name="粗體" style:font-family-generic="swiss" style:font-pitch="fixed" fo:font-size="7pt" fo:font-weight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4.651cm" style:type="right" style:leader-style="dotted" style:leader-text="."/>
        </style:tab-stops>
      </style:paragraph-properties>
    </style:style>
    <style:style style:name="Default_20_Paragraph_20_Font_20__28_WW_29_" style:display-name="Default Paragraph Font (WW)" style:family="text"/>
    <style:style style:name="頁首_20_字元" style:display-name="頁首 字元" style:family="text" style:parent-style-name="Default_20_Paragraph_20_Font_20__28_WW_29_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_20__28_WW_29_">
      <style:text-properties fo:font-size="10pt" style:font-size-asian="10pt" style:font-size-complex="10pt"/>
    </style:style>
    <style:style style:name="本文_20_字元" style:display-name="本文 字元" style:family="text" style:parent-style-name="Default_20_Paragraph_20_Font_20__28_WW_29_">
      <style:text-properties style:font-name="SimSun" fo:font-family="SimSun" style:font-family-generic="roman" style:font-pitch="variable" style:letter-kerning="false" style:font-name-asian="SimSun1" style:font-family-asian="SimSun" style:font-family-generic-asian="system" style:font-pitch-asian="variable" style:language-asian="en" style:country-asian="US" style:font-name-complex="SimSun1" style:font-family-complex="SimSun" style:font-family-generic-complex="system" style:font-pitch-complex="variable" style:font-size-complex="12pt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標題_20_1_20_字元" style:display-name="標題 1 字元" style:family="text" style:parent-style-name="Default_20_Paragraph_20_Font_20__28_WW_29_">
      <style:text-properties style:font-name="新細明體" fo:font-family="新細明體" style:font-family-generic="roman" style:font-pitch="variable" fo:font-size="24pt" fo:font-weight="bold" style:letter-kerning="true" style:font-name-asian="新細明體1" style:font-family-asian="新細明體" style:font-family-generic-asian="system" style:font-pitch-asian="variable" style:font-size-asian="24pt" style:font-weight-asian="bold" style:font-name-complex="新細明體1" style:font-family-complex="新細明體" style:font-family-generic-complex="system" style:font-pitch-complex="variable" style:font-size-complex="24pt" style:font-weight-complex="bold"/>
    </style:style>
    <style:style style:name="標題_20_2_20_字元" style:display-name="標題 2 字元" style:family="text" style:parent-style-name="Default_20_Paragraph_20_Font_20__28_WW_29_">
      <style:text-properties style:font-name="Calibri Light" fo:font-family="'Calibri Light'" style:font-family-generic="roman" style:font-pitch="variable" fo:font-size="24pt" fo:font-weight="bold" style:font-name-asian="新細明體1" style:font-family-asian="新細明體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TC" style:font-family-asian="'Noto Sans Mono CJK T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cm"/>
        </style:list-level-properties>
      </text:list-level-style-number>
      <text:list-level-style-number text:level="2" text:style-name="ListLabel_20_2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538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38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4.232cm"/>
        </style:list-level-properties>
      </text:list-level-style-number>
      <text:list-level-style-number text:level="5" text:style-name="ListLabel_20_5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078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92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6.772cm"/>
        </style:list-level-properties>
      </text:list-level-style-number>
      <text:list-level-style-number text:level="8" text:style-name="ListLabel_20_8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618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4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cm"/>
        </style:list-level-properties>
      </text:list-level-style-number>
      <text:list-level-style-number text:level="2" text:style-name="ListLabel_20_11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538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38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4.232cm"/>
        </style:list-level-properties>
      </text:list-level-style-number>
      <text:list-level-style-number text:level="5" text:style-name="ListLabel_20_14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078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92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6.772cm"/>
        </style:list-level-properties>
      </text:list-level-style-number>
      <text:list-level-style-number text:level="8" text:style-name="ListLabel_20_17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618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4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佈景主題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9</meta:editing-cycles>
    <meta:print-date>2024-04-11T10:16:00</meta:print-date>
    <meta:creation-date>2024-04-11T10:11:00</meta:creation-date>
    <dc:date>2024-04-16T02:11:03.964101156</dc:date>
    <meta:editing-duration>PT13H30M59S</meta:editing-duration>
    <meta:generator>LibreOffice/7.6.6.3$Linux_X86_64 LibreOffice_project/60$Build-3</meta:generator>
    <meta:document-statistic meta:table-count="0" meta:image-count="0" meta:object-count="0" meta:page-count="4" meta:paragraph-count="54" meta:word-count="2012" meta:character-count="4721" meta:non-whitespace-character-count="4239"/>
    <meta:user-defined meta:name="AppVersion">16.0000</meta:user-defined>
    <meta:template xlink:type="simple" xlink:actuate="onRequest" xlink:title="Normal" xlink:href=""/>
  </office:meta>
</office:document-meta>
</file>